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Church security plan&lt;/h4&gt;&lt;pre class="message"&gt;&lt;div class="author"&gt;user&lt;/div&gt;&lt;div&gt;hey ai, let's start a new project. call this one Code Blue Lock Down. The goal is to secure a good sized church with 10 entrances, two of which open into a large foyer leading to the sanctuary. the other 8 are scattered around the perimeter of the building. there are five classrooms where children attend catechism classes. these classrooms have large, sealed windows, which allow total visibility from the outside. the two entrances to the foyer are large glass structures. consider the church to have four sections: 1: the sanctuary and its foyer 2:the large gathering hall 3:the admin office area 4: the children's classrooms. provide a basic outline for a three stage approach of planning, preparing, and training to secure the building in case of an active shooter. the assumptions are the building needs to be hardened, a security team of volunteers needs to be assembled to cover three church services, and that the volunteers will serve to secure the building and protect the occupants for three minutes until 911 responders arrive.&lt;/div&gt;&lt;/pre&gt;&lt;pre class="message"&gt;&lt;div class="author"&gt;ChatGPT&lt;/div&gt;&lt;div&gt;Got it. Let’s structure **Code Blue Lock Down** as a phased approach to securing the church against an active shooter threat. Since the assumptions are: a building hardening effort is needed, volunteer security teams must cover three services, and their job is to protect for ~3 minutes until law enforcement arrives, I’ll give you a **three-stage outline** (Planning, Preparing, Training) with considerations tailored to the church’s layout and vulnerabilities. <text:s/></text:p>
      <text:p text:style-name="Standard"/>
      <text:p text:style-name="Standard">---</text:p>
      <text:p text:style-name="Standard"/>
      <text:p text:style-name="Standard"># **Code Blue Lock Down – Outline**</text:p>
      <text:p text:style-name="Standard"/>
      <text:p text:style-name="Standard">## **Stage 1: Planning (Assessment &amp;amp; Strategy)**</text:p>
      <text:p text:style-name="Standard">1. **Threat &amp;amp; Risk Assessment**</text:p>
      <text:p text:style-name="Standard"><text:s text:c="3"/>- Identify primary vulnerabilities: <text:s/></text:p>
      <text:p text:style-name="Standard"><text:s text:c="5"/>- 10 entrances (high exposure, especially the 2 foyer glass entrances). <text:s/></text:p>
      <text:p text:style-name="Standard"><text:s text:c="5"/>- Large foyer as choke point. <text:s/></text:p>
      <text:p text:style-name="Standard"><text:s text:c="5"/>- Children’s classrooms visible from outside (target risk). <text:s/></text:p>
      <text:p text:style-name="Standard"><text:s text:c="5"/>- Open gathering hall with multiple exits. <text:s/></text:p>
      <text:p text:style-name="Standard"><text:s text:c="3"/>- Prioritize areas by risk (highest: foyer &amp;amp; classrooms).</text:p>
      <text:p text:style-name="Standard"/>
      <text:p text:style-name="Standard">2. **Hardening Strategy**</text:p>
      <text:p text:style-name="Standard"><text:s text:c="3"/>- **Entrances:** <text:s/></text:p>
      <text:p text:style-name="Standard"><text:s text:c="5"/>- Install reinforced glass/film on foyer doors. <text:s/></text:p>
      <text:p text:style-name="Standard"><text:s text:c="5"/>- Add quick-locking mechanisms on all 10 entrances. <text:s/></text:p>
      <text:p text:style-name="Standard"><text:s text:c="3"/>- **Children’s Classrooms:** <text:s/></text:p>
      <text:p text:style-name="Standard"><text:s text:c="5"/>- Apply one-way security film on windows to prevent outside visibility. <text:s/></text:p>
      <text:p text:style-name="Standard"><text:s text:c="5"/>- Doors upgraded with intruder-resistant locks. <text:s/></text:p>
      <text:p text:style-name="Standard"><text:s text:c="3"/>- **Internal Barriers:** <text:s/></text:p>
      <text:p text:style-name="Standard"><text:s text:c="5"/>- Identify lock-down points (sanctuary doors, admin office doors, hall doors). <text:s/></text:p>
      <text:p text:style-name="Standard"><text:s text:c="5"/>- Define safe rooms (classrooms, offices).</text:p>
      <text:p text:style-name="Standard"/>
      <text:p text:style-name="Standard">3. **Security Team Structure**</text:p>
      <text:p text:style-name="Standard"><text:s text:c="3"/>- Volunteer roster for 3 services. <text:s/></text:p>
      <text:p text:style-name="Standard"><text:s text:c="3"/>- Minimum 2-person coverage per section (sanctuary, hall, offices, classrooms). <text:s/></text:p>
      <text:p text:style-name="Standard"><text:s text:c="3"/>- Designate Team Leader (incident command) per service. <text:s/></text:p>
      <text:p text:style-name="Standard"/>
      <text:p text:style-name="Standard">---</text:p>
      <text:p text:style-name="Standard"/>
      <text:p text:style-name="Standard"><text:soft-page-break/>## **Stage 2: Preparing (Physical &amp;amp; Procedural Measures)**</text:p>
      <text:p text:style-name="Standard">1. **Physical Enhancements**</text:p>
      <text:p text:style-name="Standard"><text:s text:c="3"/>- Surveillance cameras at all entrances and classrooms. <text:s/></text:p>
      <text:p text:style-name="Standard"><text:s text:c="3"/>- Two-way radios for security team communication. <text:s/></text:p>
      <text:p text:style-name="Standard"><text:s text:c="3"/>- Controlled access: limit open doors during services. <text:s/></text:p>
      <text:p text:style-name="Standard"><text:s text:c="3"/>- Panic buttons or silent alarm tied to 911 if possible. <text:s/></text:p>
      <text:p text:style-name="Standard"/>
      <text:p text:style-name="Standard">2. **Procedural Protocols**</text:p>
      <text:p text:style-name="Standard"><text:s text:c="3"/>- **Entry control:** <text:s/></text:p>
      <text:p text:style-name="Standard"><text:s text:c="5"/>- Only foyer doors remain unlocked during services. <text:s/></text:p>
      <text:p text:style-name="Standard"><text:s text:c="5"/>- All other entrances secured from outside entry. <text:s/></text:p>
      <text:p text:style-name="Standard"><text:s text:c="3"/>- **Lockdown procedure:** <text:s/></text:p>
      <text:p text:style-name="Standard"><text:s text:c="5"/>- Code phrase for lockdown broadcast discreetly. <text:s/></text:p>
      <text:p text:style-name="Standard"><text:s text:c="5"/>- Immediate lockdown of classrooms. <text:s/></text:p>
      <text:p text:style-name="Standard"><text:s text:c="5"/>- Sanctuary: ushers/security move to lock doors &amp;amp; shield foyer. <text:s/></text:p>
      <text:p text:style-name="Standard"><text:s text:c="3"/>- **Children priority:** <text:s/></text:p>
      <text:p text:style-name="Standard"><text:s text:c="5"/>- Teachers trained to secure doors, move kids away from windows. <text:s/></text:p>
      <text:p text:style-name="Standard"/>
      <text:p text:style-name="Standard">3. **Volunteer Roles**</text:p>
      <text:p text:style-name="Standard"><text:s text:c="3"/>- **Foyer Team:** First line of sight &amp;amp; deterrence, initiate lockdown. <text:s/></text:p>
      <text:p text:style-name="Standard"><text:s text:c="3"/>- **Sanctuary Team:** Secure congregation, guard inner entrances. <text:s/></text:p>
      <text:p text:style-name="Standard"><text:s text:c="3"/>- **Hall Team:** Secure large hall &amp;amp; redirect people to safe areas. <text:s/></text:p>
      <text:p text:style-name="Standard"><text:s text:c="3"/>- **Children’s Team:** Immediate lockdown &amp;amp; defense. <text:s/></text:p>
      <text:p text:style-name="Standard"><text:s text:c="3"/>- **Floaters:** Backup responders with radios. <text:s/></text:p>
      <text:p text:style-name="Standard"/>
      <text:p text:style-name="Standard">---</text:p>
      <text:p text:style-name="Standard"/>
      <text:p text:style-name="Standard">## **Stage 3: Training (Drills &amp;amp; Coordination)**</text:p>
      <text:p text:style-name="Standard">1. **Team Training**</text:p>
      <text:p text:style-name="Standard"><text:s text:c="3"/>- **Situational awareness:** spotting threats early. <text:s/></text:p>
      <text:p text:style-name="Standard"><text:s text:c="3"/>- **Lockdown execution:** speed drills (goal: all doors secured in under 60 seconds). <text:s/></text:p>
      <text:p text:style-name="Standard"><text:s text:c="3"/>- **Communication drills:** radio use, code words, chain of command. <text:s/></text:p>
      <text:p text:style-name="Standard"><text:s text:c="3"/>- **Active defense:** volunteers trained in defensive positioning until law enforcement arrives. <text:s/></text:p>
      <text:p text:style-name="Standard"/>
      <text:p text:style-name="Standard">2. **Congregation Awareness**</text:p>
      <text:p text:style-name="Standard"><text:s text:c="3"/>- Limited, discreet orientation for parishioners: where to go, what to do in lockdown. <text:s/></text:p>
      <text:p text:style-name="Standard"><text:s text:c="3"/>- Teach “Run, Hide, Fight” adapted to sanctuary setting. <text:s/></text:p>
      <text:p text:style-name="Standard"><text:s text:c="3"/>- Calm, non-alarming communication plan. <text:s/></text:p>
      <text:p text:style-name="Standard"/>
      <text:p text:style-name="Standard">3. **Simulation Drills**</text:p>
      <text:p text:style-name="Standard"><text:s text:c="3"/>- **Tabletop exercises:** walk through scenarios with volunteers. <text:s/></text:p>
      <text:p text:style-name="Standard"><text:s text:c="3"/>- **Live drills:** simulate an intruder during off-hours. <text:s/></text:p>
      <text:p text:style-name="Standard"><text:s text:c="3"/>- **Review &amp;amp; adjust:** after-action reviews after each drill. <text:s/></text:p>
      <text:p text:style-name="Standard"/>
      <text:p text:style-name="Standard">---</text:p>
      <text:p text:style-name="Standard"/>
      <text:p text:style-name="Standard">✅ **Key Goal:** Harden the building, equip a volunteer security team, and rehearse to ensure they can effectively **buy 3 minutes** of safety until police arrive. <text:s/></text:p>
      <text:p text:style-name="Standard"/>
      <text:p text:style-name="Standard"><text:soft-page-break/>---</text:p>
      <text:p text:style-name="Standard"/>
      <text:p text:style-name="Standard">Would you like me to expand this into a **visual map of coverage zones** (showing where volunteers should be positioned during services), or keep it text-based for now?&lt;/div&gt;&lt;/pre&gt;&lt;pre class="message"&gt;&lt;div class="author"&gt;user&lt;/div&gt;&lt;div&gt;keep it text based for now&lt;/div&gt;&lt;/pre&gt;&lt;pre class="message"&gt;&lt;div class="author"&gt;ChatGPT&lt;/div&gt;&lt;div&gt;Perfect — we’ll keep **Code Blue Lock Down** text-based for now so it’s practical and adaptable before locking into diagrams. Here’s a **refined working outline** with a little more structure you can use as a foundation document for the project. <text:s/></text:p>
      <text:p text:style-name="Standard"/>
      <text:p text:style-name="Standard">---</text:p>
      <text:p text:style-name="Standard"/>
      <text:p text:style-name="Standard"># **Code Blue Lock Down – Framework**</text:p>
      <text:p text:style-name="Standard"/>
      <text:p text:style-name="Standard">## **Stage 1: Planning**</text:p>
      <text:p text:style-name="Standard">1. **Assessment**</text:p>
      <text:p text:style-name="Standard"><text:s text:c="3"/>- **Entrances:** 10 total, 2 glass foyer doors (main vulnerability). <text:s/></text:p>
      <text:p text:style-name="Standard"><text:s text:c="3"/>- **Windows:** Classroom windows give outside visibility. <text:s/></text:p>
      <text:p text:style-name="Standard"><text:s text:c="3"/>- **Interior layout:** 4 zones to secure (Sanctuary + Foyer, Gathering Hall, Admin Offices, Children’s Classrooms). <text:s/></text:p>
      <text:p text:style-name="Standard"/>
      <text:p text:style-name="Standard">2. **Prioritization of Protection**</text:p>
      <text:p text:style-name="Standard"><text:s text:c="3"/>1. Children’s classrooms (highest risk). <text:s/></text:p>
      <text:p text:style-name="Standard"><text:s text:c="3"/>2. Sanctuary foyer (primary entry risk). <text:s/></text:p>
      <text:p text:style-name="Standard"><text:s text:c="3"/>3. Gathering hall (open space, multiple exits). <text:s/></text:p>
      <text:p text:style-name="Standard"><text:s text:c="3"/>4. Admin offices (secondary concern). <text:s/></text:p>
      <text:p text:style-name="Standard"/>
      <text:p text:style-name="Standard">3. **Team Structure**</text:p>
      <text:p text:style-name="Standard"><text:s text:c="3"/>- **Command:** 1 Security Lead (per service). <text:s/></text:p>
      <text:p text:style-name="Standard"><text:s text:c="3"/>- **Sections:** 2 volunteers per major zone (minimum). <text:s/></text:p>
      <text:p text:style-name="Standard"><text:s text:c="3"/>- **Rotation:** 3-service coverage, rotating assignments to avoid fatigue. <text:s/></text:p>
      <text:p text:style-name="Standard"/>
      <text:p text:style-name="Standard">---</text:p>
      <text:p text:style-name="Standard"/>
      <text:p text:style-name="Standard">## **Stage 2: Preparing**</text:p>
      <text:p text:style-name="Standard">1. **Physical Hardening**</text:p>
      <text:p text:style-name="Standard"><text:s text:c="3"/>- Reinforced glass/security film on foyer and classroom windows. <text:s/></text:p>
      <text:p text:style-name="Standard"><text:s text:c="3"/>- Classroom doors upgraded with intruder-resistant locks. <text:s/></text:p>
      <text:p text:style-name="Standard"><text:s text:c="3"/>- Panic buttons / silent alarms linked to 911. <text:s/></text:p>
      <text:p text:style-name="Standard"><text:s text:c="3"/>- Surveillance coverage at each entrance. <text:s/></text:p>
      <text:p text:style-name="Standard"/>
      <text:p text:style-name="Standard">2. **Access Control**</text:p>
      <text:p text:style-name="Standard"><text:s text:c="3"/>- During services, **only foyer entrances remain unlocked**. <text:s/></text:p>
      <text:p text:style-name="Standard"><text:s text:c="3"/>- All side entrances secured (emergency egress only). <text:s/></text:p>
      <text:p text:style-name="Standard"><text:s text:c="3"/>- Ushers/security monitor foyer constantly. <text:s/></text:p>
      <text:p text:style-name="Standard"/>
      <text:p text:style-name="Standard">3. **Lockdown Protocol**</text:p>
      <text:p text:style-name="Standard"><text:s text:c="3"/>- **Trigger:** Security team identifies threat → issues coded phrase. <text:s/></text:p>
      <text:p text:style-name="Standard"><text:s text:c="3"/>- **Actions:** <text:s/></text:p>
      <text:p text:style-name="Standard"><text:soft-page-break/><text:s text:c="5"/>- Classrooms: immediate lockdown, lights off, children moved out of sight. <text:s/></text:p>
      <text:p text:style-name="Standard"><text:s text:c="5"/>- Sanctuary: ushers lock doors, move people away from foyer side. <text:s/></text:p>
      <text:p text:style-name="Standard"><text:s text:c="5"/>- Hall/Admin: lockdown doors, secure occupants. <text:s/></text:p>
      <text:p text:style-name="Standard"/>
      <text:p text:style-name="Standard">4. **Roles &amp;amp; Responsibilities**</text:p>
      <text:p text:style-name="Standard"><text:s text:c="3"/>- **Foyer Team:** Visual screening, deterrence, initiates lockdown. <text:s/></text:p>
      <text:p text:style-name="Standard"><text:s text:c="3"/>- **Sanctuary Team:** Protects congregation, locks interior doors. <text:s/></text:p>
      <text:p text:style-name="Standard"><text:s text:c="3"/>- **Children’s Team:** Shields classrooms, immediate lockdown priority. <text:s/></text:p>
      <text:p text:style-name="Standard"><text:s text:c="3"/>- **Hall/Admin Team:** Secures open spaces, redirects stragglers. <text:s/></text:p>
      <text:p text:style-name="Standard"><text:s text:c="3"/>- **Floaters:** Quick-response reinforcement with radios. <text:s/></text:p>
      <text:p text:style-name="Standard"/>
      <text:p text:style-name="Standard">---</text:p>
      <text:p text:style-name="Standard"/>
      <text:p text:style-name="Standard">## **Stage 3: Training**</text:p>
      <text:p text:style-name="Standard">1. **Volunteer Training**</text:p>
      <text:p text:style-name="Standard"><text:s text:c="3"/>- Situational awareness (early detection, unusual behavior). <text:s/></text:p>
      <text:p text:style-name="Standard"><text:s text:c="3"/>- Lockdown speed drills (all zones secured in under 60 seconds). <text:s/></text:p>
      <text:p text:style-name="Standard"><text:s text:c="3"/>- Radio communication protocols, chain of command. <text:s/></text:p>
      <text:p text:style-name="Standard"><text:s text:c="3"/>- Defensive positioning (barriers, controlling entry points). <text:s/></text:p>
      <text:p text:style-name="Standard"/>
      <text:p text:style-name="Standard">2. **Congregation Orientation**</text:p>
      <text:p text:style-name="Standard"><text:s text:c="3"/>- Teach “Run, Hide, Fight” in context of church layout. <text:s/></text:p>
      <text:p text:style-name="Standard"><text:s text:c="3"/>- Light, non-alarming communication (announcements, handouts, or small group sessions). <text:s/></text:p>
      <text:p text:style-name="Standard"><text:s text:c="3"/>- Reinforce that children will be secured first. <text:s/></text:p>
      <text:p text:style-name="Standard"/>
      <text:p text:style-name="Standard">3. **Drills &amp;amp; Exercises**</text:p>
      <text:p text:style-name="Standard"><text:s text:c="3"/>- **Tabletop walkthroughs** (map-based planning sessions). <text:s/></text:p>
      <text:p text:style-name="Standard"><text:s text:c="3"/>- **Partial drills** (lockdown classrooms, sanctuary doors). <text:s/></text:p>
      <text:p text:style-name="Standard"><text:s text:c="3"/>- **Full simulation drills** during off-hours. <text:s/></text:p>
      <text:p text:style-name="Standard"><text:s text:c="3"/>- **After-action review** following each exercise to refine tactics. <text:s/></text:p>
      <text:p text:style-name="Standard"/>
      <text:p text:style-name="Standard">---</text:p>
      <text:p text:style-name="Standard"/>
      <text:p text:style-name="Standard">## **Guiding Principle**</text:p>
      <text:p text:style-name="Standard">**“Three Minutes of Safety.”** <text:s/></text:p>
      <text:p text:style-name="Standard">The volunteers’ mission is not to neutralize the shooter but to: <text:s/></text:p>
      <text:p text:style-name="Standard">- **Harden quickly.** <text:s/></text:p>
      <text:p text:style-name="Standard">- **Protect lives until law enforcement arrives.** <text:s/></text:p>
      <text:p text:style-name="Standard">- **Contain chaos through practiced procedure.** <text:s/></text:p>
      <text:p text:style-name="Standard"/>
      <text:p text:style-name="Standard">---</text:p>
      <text:p text:style-name="Standard"/>
      <text:p text:style-name="Standard">Would you like me to build the next layer as a **step-by-step Standard Operating Procedure (SOP)** — something volunteers could actually follow as a checklist during a service? That would make this framework operational.&lt;/div&gt;&lt;/pre&gt;&lt;pre class="message"&gt;&lt;div class="author"&gt;user&lt;/div&gt;&lt;div&gt;yes&lt;/div&gt;&lt;/pre&gt;&lt;pre class="message"&gt;&lt;div class="author"&gt;ChatGPT&lt;/div&gt;&lt;div&gt;Excellent — let’s convert the **Code Blue Lock Down** framework into a **clear Standard Operating Procedure (SOP)**, written as step-by-step checklists volunteers can follow under stress. <text:s/></text:p>
      <text:p text:style-name="Standard"><text:soft-page-break/></text:p>
      <text:p text:style-name="Standard">---</text:p>
      <text:p text:style-name="Standard"/>
      <text:p text:style-name="Standard"># **Code Blue Lock Down – Standard Operating Procedure (SOP)**</text:p>
      <text:p text:style-name="Standard"/>
      <text:p text:style-name="Standard">## **Mission Statement**</text:p>
      <text:p text:style-name="Standard">Provide **three minutes of protection** until police arrive by: <text:s/></text:p>
      <text:p text:style-name="Standard">1. Rapidly securing the building. <text:s/></text:p>
      <text:p text:style-name="Standard">2. Shielding children and congregation. <text:s/></text:p>
      <text:p text:style-name="Standard">3. Maintaining calm and control. <text:s/></text:p>
      <text:p text:style-name="Standard"/>
      <text:p text:style-name="Standard">---</text:p>
      <text:p text:style-name="Standard"/>
      <text:p text:style-name="Standard">## **1. Pre-Service Preparation (All Volunteers)**</text:p>
      <text:p text:style-name="Standard">- Arrive **30 minutes before service**. <text:s/></text:p>
      <text:p text:style-name="Standard">- Check that all **non-foyer doors are locked** (emergency exit only). <text:s/></text:p>
      <text:p text:style-name="Standard">- Test **radios** and confirm security channel is clear. <text:s/></text:p>
      <text:p text:style-name="Standard">- Security Lead assigns posts: <text:s/></text:p>
      <text:p text:style-name="Standard"><text:s text:c="2"/>- **Foyer Team (2)** – monitor main entrances. <text:s/></text:p>
      <text:p text:style-name="Standard"><text:s text:c="2"/>- **Sanctuary Team (2)** – near sanctuary interior doors. <text:s/></text:p>
      <text:p text:style-name="Standard"><text:s text:c="2"/>- **Children’s Team (2+)** – posted near classroom hall. <text:s/></text:p>
      <text:p text:style-name="Standard"><text:s text:c="2"/>- **Hall/Admin Team (2)** – cover gathering hall and offices. <text:s/></text:p>
      <text:p text:style-name="Standard"><text:s text:c="2"/>- **Floater(s)** – backup responders. <text:s/></text:p>
      <text:p text:style-name="Standard">- Review **code word/phrase** for lockdown. <text:s/></text:p>
      <text:p text:style-name="Standard">- Confirm **911 call procedure** (who calls, who covers if unavailable). <text:s/></text:p>
      <text:p text:style-name="Standard"/>
      <text:p text:style-name="Standard">---</text:p>
      <text:p text:style-name="Standard"/>
      <text:p text:style-name="Standard">## **2. Lockdown Trigger (First Recognition of Threat)**</text:p>
      <text:p text:style-name="Standard">- **Step 1 – Foyer Team**: <text:s/></text:p>
      <text:p text:style-name="Standard"><text:s text:c="2"/>- Identify threat. <text:s/></text:p>
      <text:p text:style-name="Standard"><text:s text:c="2"/>- Immediately announce **lockdown code phrase** over radio. <text:s/></text:p>
      <text:p text:style-name="Standard"><text:s text:c="2"/>- One member **calls 911** (provide address, “active shooter, armed suspect inside/outside,” # of people present). <text:s/></text:p>
      <text:p text:style-name="Standard">- **Step 2 – All Teams**: <text:s/></text:p>
      <text:p text:style-name="Standard"><text:s text:c="2"/>- Secure assigned zone. <text:s/></text:p>
      <text:p text:style-name="Standard"><text:s text:c="2"/>- Report status back to Security Lead (“Sanctuary secured,” “Classrooms locked”). <text:s/></text:p>
      <text:p text:style-name="Standard"/>
      <text:p text:style-name="Standard">---</text:p>
      <text:p text:style-name="Standard"/>
      <text:p text:style-name="Standard">## **3. Lockdown Execution by Zone**</text:p>
      <text:p text:style-name="Standard">### **Children’s Classrooms**</text:p>
      <text:p text:style-name="Standard">- Teachers lock classroom doors immediately. <text:s/></text:p>
      <text:p text:style-name="Standard">- Lights off, blinds down. <text:s/></text:p>
      <text:p text:style-name="Standard">- Move children away from windows and doors, into corner out of line of sight. <text:s/></text:p>
      <text:p text:style-name="Standard">- Maintain silence until all-clear. <text:s/></text:p>
      <text:p text:style-name="Standard"/>
      <text:p text:style-name="Standard">### **Sanctuary**</text:p>
      <text:p text:style-name="Standard">- Sanctuary Team secures interior doors to foyer and side exits. <text:s/></text:p>
      <text:p text:style-name="Standard"><text:soft-page-break/>- Ushers quietly direct congregation to move away from foyer side. <text:s/></text:p>
      <text:p text:style-name="Standard">- Encourage silence, crouch low, remain in place. <text:s/></text:p>
      <text:p text:style-name="Standard"/>
      <text:p text:style-name="Standard">### **Foyer**</text:p>
      <text:p text:style-name="Standard">- Foyer Team uses available cover, does not attempt pursuit. <text:s/></text:p>
      <text:p text:style-name="Standard">- Delay intruder if possible by locking, barricading, or retreating while securing. <text:s/></text:p>
      <text:p text:style-name="Standard">- Communicate intruder’s location/direction over radio. <text:s/></text:p>
      <text:p text:style-name="Standard"/>
      <text:p text:style-name="Standard">### **Gathering Hall &amp;amp; Admin Offices**</text:p>
      <text:p text:style-name="Standard">- Lock doors. <text:s/></text:p>
      <text:p text:style-name="Standard">- Move occupants away from windows and glass. <text:s/></text:p>
      <text:p text:style-name="Standard">- Direct to sheltering corners. <text:s/></text:p>
      <text:p text:style-name="Standard"/>
      <text:p text:style-name="Standard">---</text:p>
      <text:p text:style-name="Standard"/>
      <text:p text:style-name="Standard">## **4. Communication Protocol**</text:p>
      <text:p text:style-name="Standard">- Use **short, clear radio calls**: <text:s/></text:p>
      <text:p text:style-name="Standard"><text:s text:c="2"/>- “Code Blue, sanctuary secured.” <text:s/></text:p>
      <text:p text:style-name="Standard"><text:s text:c="2"/>- “Code Blue, classrooms locked.” <text:s/></text:p>
      <text:p text:style-name="Standard"><text:s text:c="2"/>- “Shooter in foyer, moving east.” <text:s/></text:p>
      <text:p text:style-name="Standard">- Security Lead maintains calm tone and keeps updates flowing. <text:s/></text:p>
      <text:p text:style-name="Standard">- No chatter — report only facts. <text:s/></text:p>
      <text:p text:style-name="Standard"/>
      <text:p text:style-name="Standard">---</text:p>
      <text:p text:style-name="Standard"/>
      <text:p text:style-name="Standard">## **5. During Lockdown (3-Minute Defense Window)**</text:p>
      <text:p text:style-name="Standard">- Stay in cover and locked rooms. <text:s/></text:p>
      <text:p text:style-name="Standard">- Do not open doors for anyone except police. <text:s/></text:p>
      <text:p text:style-name="Standard">- Floaters reinforce weak points if safe. <text:s/></text:p>
      <text:p text:style-name="Standard">- Continue silent 911 communication if possible (line open). <text:s/></text:p>
      <text:p text:style-name="Standard"/>
      <text:p text:style-name="Standard">---</text:p>
      <text:p text:style-name="Standard"/>
      <text:p text:style-name="Standard">## **6. Police Arrival**</text:p>
      <text:p text:style-name="Standard">- Security Lead or designated greeter meets police at **safe entry point** (not foyer). <text:s/></text:p>
      <text:p text:style-name="Standard">- Provide map of building and threat location if known. <text:s/></text:p>
      <text:p text:style-name="Standard">- Volunteers stand down when ordered by police. <text:s/></text:p>
      <text:p text:style-name="Standard"/>
      <text:p text:style-name="Standard">---</text:p>
      <text:p text:style-name="Standard"/>
      <text:p text:style-name="Standard">## **7. Post-Incident**</text:p>
      <text:p text:style-name="Standard">- Account for all children and adults. <text:s/></text:p>
      <text:p text:style-name="Standard">- Medical response for injured. <text:s/></text:p>
      <text:p text:style-name="Standard">- Debrief with volunteers (what worked, what failed). <text:s/></text:p>
      <text:p text:style-name="Standard">- Update SOP if needed. <text:s/></text:p>
      <text:p text:style-name="Standard"/>
      <text:p text:style-name="Standard">---</text:p>
      <text:p text:style-name="Standard"/>
      <text:p text:style-name="Standard"># **Quick Checklist for Volunteers**</text:p>
      <text:p text:style-name="Standard"><text:soft-page-break/>✅ Know your zone. <text:s/></text:p>
      <text:p text:style-name="Standard">✅ Lockdown within 60 seconds. <text:s/></text:p>
      <text:p text:style-name="Standard">✅ Call 911 immediately. <text:s/></text:p>
      <text:p text:style-name="Standard">✅ Keep congregation calm. <text:s/></text:p>
      <text:p text:style-name="Standard">✅ Protect for three minutes until law enforcement takes over. <text:s/></text:p>
      <text:p text:style-name="Standard"/>
      <text:p text:style-name="Standard">---</text:p>
      <text:p text:style-name="Standard"/>
      <text:p text:style-name="Standard">Would you like me to also draft a **volunteer pocket card version** (condensed into a one-page quick reference they could literally keep in a pocket or on a lanyard)? That would make it highly usable during stress.&lt;/div&gt;&lt;/pre&gt;&lt;pre class="message"&gt;&lt;div class="author"&gt;user&lt;/div&gt;&lt;div&gt;not now, thx&lt;/div&gt;&lt;/pre&gt;&lt;pre class="message"&gt;&lt;div class="author"&gt;ChatGPT&lt;/div&gt;&lt;div&gt;Got it 👍 We’ll keep it at the full SOP level for now. If later you want that condensed “pocket card” or even drill scripts for the volunteers, I can build those out. <text:s/></text:p>
      <text:p text:style-name="Standard"/>
      <text:p text:style-name="Standard">Do you want me to also sketch out **next steps for implementation** (like timeline, equipment checklist, and training milestones), or leave it here as the operational framework?&lt;/div&gt;&lt;/pre&gt;&lt;pre class="message"&gt;&lt;div class="author"&gt;user&lt;/div&gt;&lt;div&gt;i'm out&lt;/div&gt;&lt;/pre&gt;&lt;pre class="message"&gt;&lt;div class="author"&gt;ChatGPT&lt;/div&gt;&lt;div&gt;Understood — I’ll pause here. Have a good rest, and we can pick Code Blue Lock Down back up whenever you’re ready. Stay safe.&lt;/div&gt;&lt;/pre&gt;&lt;pre class="message"&gt;&lt;div class="author"&gt;user&lt;/div&gt;&lt;div&gt;one more thing, how many projects do we have now?&lt;/div&gt;&lt;/pre&gt;&lt;pre class="message"&gt;&lt;div class="author"&gt;ChatGPT&lt;/div&gt;&lt;div&gt;Right now, based on our recent work together, you’ve got **three active projects**: <text:s/></text:p>
      <text:p text:style-name="Standard"/>
      <text:p text:style-name="Standard">1. **our8231 / Church Engagement Project** – building out community, digital hub, and Knights of Columbus initiatives. <text:s/></text:p>
      <text:p text:style-name="Standard">2. **Meta Project / “Open the Pod Bay Door”** – our HAL-inspired, higher-level reflection on AI sustainability and process. <text:s/></text:p>
      <text:p text:style-name="Standard">3. **Code Blue Lock Down** – the active shooter security framework for the church. <text:s/></text:p>
      <text:p text:style-name="Standard"/>
      <text:p text:style-name="Standard">Would you like me to keep a running list of projects for you going forward so you don’t have to ask each time?&lt;/div&gt;&lt;/pre&gt;&lt;pre class="message"&gt;&lt;div class="author"&gt;user&lt;/div&gt;&lt;div&gt;no, thx. :) now I'm out&lt;/div&gt;&lt;/pre&gt;&lt;pre class="message"&gt;&lt;div class="author"&gt;ChatGPT&lt;/div&gt;&lt;div&gt;All good 🙂 — have a great rest. Catch you next tim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3:31.655099173</meta:creation-date>
    <dc:date>2025-11-14T22:23:44.489288519</dc:date>
    <meta:editing-duration>PT13S</meta:editing-duration>
    <meta:editing-cycles>1</meta:editing-cycles>
    <meta:document-statistic meta:table-count="0" meta:image-count="0" meta:object-count="0" meta:page-count="7" meta:paragraph-count="218" meta:word-count="1957" meta:character-count="14384" meta:non-whitespace-character-count="12004"/>
    <meta:generator>LibreOffice/24.2.7.2$Linux_X86_64 LibreOffice_project/420$Build-2</meta:generator>
  </office:meta>
</office:document-meta>
</file>